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1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1.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1.3cm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1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1.1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1.3cm"/>
      <style:paragraph-properties style:writing-mode="lr-tb"/>
    </style:style>
    <style:style style:name="gr9" style:family="graphic" style:parent-style-name="standard" style:list-style-name="L1">
      <style:graphic-properties svg:stroke-color="#1c1c1c" draw:fill-color="#ff7b59" draw:textarea-horizontal-align="justify" draw:textarea-vertical-align="middle" draw:auto-grow-height="false" fo:min-height="9.288cm" fo:min-width="10.79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ff7b59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6cm" svg:height="1.6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1.8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3.4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6.6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2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6cm" svg:x="8.3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2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cm" svg:height="1.6cm" svg:x="1.8cm" svg:y="8.6cm">
          <text:p text:style-name="P2">C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6cm" svg:x="1.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1.8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3.4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6cm" svg:x="8.3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6cm" svg:x="1.8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1.8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3.4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6.6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cm" svg:height="1.6cm" svg:x="8.3cm" svg:y="8.6cm">
          <text:p text:style-name="P2">S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cm" svg:height="1.6cm" svg:x="1.8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6cm" svg:height="1.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1.8cm" svg:y="2.2cm">
          <text:p text:style-name="P2">C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1.8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1.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cm" svg:height="1.6cm" svg:x="3.4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3.4cm" svg:y="5.4cm">
          <text:p text:style-name="P2">SF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6.6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8.2cm" svg:y="5.4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5cm" svg:y="3.8cm">
          <text:p text:style-name="P2">C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5cm" svg:y="2.2cm">
          <text:p text:style-name="P2">S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4cm" svg:y="2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6cm" svg:y="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8.2cm" svg:y="2.2cm">
          <text:p text:style-name="P2">SM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3.4cm" svg:y="2.2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8.2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5.1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6cm" svg:y="8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5.1cm" svg:y="8.6cm">
          <text:p text:style-name="P2">SF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6.7cm" svg:y="8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cm" svg:height="1.6cm" svg:x="1.8cm" svg:y="7cm">
          <text:p text:style-name="P2">m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3.5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cm" svg:height="1.6cm" svg:x="5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cm" svg:height="1.6cm" svg:x="8.2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2cm" svg:height="10.3cm" svg:x="1.2cm" svg:y="13.6cm">
          <text:p text:style-name="P3"><text:span text:style-name="T1"> </text:span><text:span text:style-name="T1">LÉGENDE</text:span> : <text:s text:c="2"/></text:p>
          <text:p text:style-name="P3">SF : souris femelle </text:p>
          <text:p text:style-name="P3">SM:souris mâle </text:p>
          <text:p text:style-name="P3">CF:chat femelle </text:p>
          <text:p text:style-name="P3">CM : chat mâle </text:p>
          <text:p text:style-name="P3">M:mais</text:p>
          <text:p text:style-name="P3"/>
          <text:p text:style-name="P3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6T12:27:25.408169595</meta:creation-date>
    <dc:date>2023-01-06T16:18:42.686956280</dc:date>
    <meta:editing-duration>PT9M12S</meta:editing-duration>
    <meta:editing-cycles>2</meta:editing-cycles>
    <meta:generator>LibreOffice/6.4.4.2$Linux_X86_64 LibreOffice_project/40$Build-2</meta:generator>
    <meta:document-statistic meta:object-count="259"/>
  </office:meta>
</office:document-meta>
</file>